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Tahoma" svg:font-family="Tahoma" style:font-pitch="variable"/>
    <style:font-face style:name="Calibri" svg:font-family="Calibri"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Times New Roman2"/>
    </style:style>
    <style:style style:name="P2" style:family="paragraph" style:parent-style-name="Student">
      <style:text-properties style:font-name="Times New Roman2" fo:font-size="12pt" style:font-size-asian="12pt" style:font-size-complex="12pt"/>
    </style:style>
    <style:style style:name="P3" style:family="paragraph" style:parent-style-name="Student">
      <style:text-properties style:font-name="Times New Roman2" fo:font-size="12pt" style:font-size-asian="12pt" style:font-name-complex="Times New Roman2" style:font-size-complex="12pt"/>
    </style:style>
    <style:style style:name="P4" style:family="paragraph" style:parent-style-name="Research_20_Paper_20_Title">
      <style:text-properties style:font-name="Times New Roman2" fo:font-size="12pt" style:font-size-asian="12pt" style:font-size-complex="12pt"/>
    </style:style>
    <style:style style:name="P5" style:family="paragraph" style:parent-style-name="Research_20_paper_20_contents">
      <style:text-properties style:font-name="Times New Roman2" fo:font-size="12pt" style:font-size-asian="12pt" style:font-name-complex="Times New Roman2" style:font-size-complex="12pt"/>
    </style:style>
    <style:style style:name="P6" style:family="paragraph" style:parent-style-name="Student" style:master-page-name="Standard">
      <style:paragraph-properties style:page-number="auto"/>
      <style:text-properties style:font-name="Times New Roman2" fo:font-size="12pt" style:font-size-asian="12pt" style:font-name-complex="Times New Roman2" style:font-size-complex="12pt"/>
    </style:style>
    <style:style style:name="T1" style:family="text">
      <style:text-properties fo:font-size="12pt" style:font-size-asian="12pt" style:font-name-complex="Times New Roman2" style:font-size-complex="12pt"/>
    </style:style>
    <style:style style:name="T2" style:family="text">
      <style:text-properties fo:font-size="12pt" style:font-size-asian="12pt" style:font-size-complex="12pt"/>
    </style:style>
    <style:style style:name="T3" style:family="text">
      <style:text-properties style:font-name="Times New Roman2" fo:font-size="12pt" style:font-size-asian="12pt" style:font-name-complex="Times New Roman2" style:font-size-complex="12pt"/>
    </style:style>
    <style:style style:name="T4"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ast Name" text:name="LastNameHeader"/>
        <text:user-field-decl office:value-type="string" office:string-value="Instructor" text:name="Instructor"/>
        <text:user-field-decl office:value-type="string" office:string-value="Class Name &amp; Number" text:name="Class"/>
        <text:user-field-decl office:value-type="string" office:string-value="First &amp; Last Name" text:name="FirstLastName"/>
        <text:user-field-decl office:value-type="string" office:string-value="[Research Paper Title]" text:name="ResearchPaperTitle"/>
      </text:user-field-decls>
      <text:p text:style-name="P6">NightScript</text:p>
      <text:p text:style-name="P3">English 9</text:p>
      <text:p text:style-name="P2">October 24<text:span text:style-name="T4">th</text:span>, 2017</text:p>
      <text:p text:style-name="P2"/>
      <text:p text:style-name="P4">Redesign the School System</text:p>
      <text:p text:style-name="Research_20_paper_20_contents"><text:span text:style-name="T3">Have you ever looked at your grades and find an assignment that you never knew about? Or have you ever been bored in class and started thinking about something else? That’s one of the many problems with the current school system. Just like Ken Robinson said, the school system was made with the olden times in mind. Now, things have changed, and students are getting bored of what they currently teach. The kids need structure, </text:span><text:span text:style-name="T3">but how? I’ve thought of some ideas that we can do in order to revise the school system. </text:span><text:span text:style-name="T3">As you may know, the most important part of school is the grades, and that needs revising as well.</text:span></text:p>
      <text:p text:style-name="P5"/>
      <text:p text:style-name="Research_20_paper_20_contents"><text:span text:style-name="T3">The issue with the current grading system is that there is no efficient way of doing it. My idea of revising it as as follows: the teacher will first put the assignment on an assignment manager tab of the new grading application. The students </text:span><text:span text:style-name="T3">can edit &amp;</text:span><text:span text:style-name="T3"> submit it (and can mark it as a work in progress) </text:span><text:span text:style-name="T3">and the teacher can see it just like individual files in a folder, all from the app. The application can notify you of new assignments being put in, and alert you when you haven’t turned it in on time. Then, when the teacher grades it, they can choose if they want the students to see this grade, or not. They can also set ‘notification settings’, where if they choose, they can force-alert the students, keep it at the student default notification settings, or not alert at </text:span><text:span text:style-name="T3">all. This program will also allow the student to contact the teacher in case they need help, or they can check out the video guides. But what good is classes if the way classes are arranged is bad?</text:span></text:p>
      <text:p text:style-name="P5"><text:soft-page-break/></text:p>
      <text:p text:style-name="Research_20_paper_20_contents"><text:span text:style-name="T3">The way classes are composed are arranged by your age. But just like what Ken Robinson said, what if you have one student being a literal genius, yet stuck in this lower class. And the kid that doesn’t know anything is in the </text:span><text:span text:style-name="T3">same grade. Just because they are the same age doesn’t mean that they are the same, or would like each other. <text:s/>The way you can make it is that there are two types of classes for the grade: The advanced class and the regulars. This will solve the problem of one kid being smarter than the other, but it won’t solve the problem of kids of same age having arguments. In fact, in Philadelphia, in most schools, you can always expect a bully prowling the halls instead of being in class. While the school would most likely tell you to “ignore” the others mean kids, that doesn’t always work. Just as much as kids should try, the staff should try to gt rid of these issues as well. However, I can see why kids prefer being outside then in class: they think the stuff they teach in class is boring.</text:span></text:p>
      <text:p text:style-name="P5"/>
      <text:p text:style-name="Research_20_paper_20_contents"><text:span text:style-name="T3">Most of the time, things you learn in school isn’t going to be used in the future. The reason why such is being done is because it’s “good to know for the future”. In fact, just like what Ken Robinson said, this is why most kids can get distracted in the middle of class and start thinking about random pointless stuff, and still have a good future. My proposal would be to try to start taking ideas of what the students want to learn and try to do it. They can make their own “clubs” which will make this school fun and exciting to learn in, because right now, most kids go to school because their parents force them. While the type of learning is important, so is what you are actually learning, if not, even more important. What we can also do is improve the things we currently learn and make them more entertaining to the stud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 svg:font-family="'Courier New'" style:font-pitch="variable"/>
    <style:font-face style:name="Droid Sans Fallback" svg:font-family="'Droid Sans Fallback'" style:font-pitch="variable"/>
    <style:font-face style:name="FreeSans" svg:font-family="FreeSans" style:font-pitch="variable"/>
    <style:font-face style:name="Tahoma" svg:font-family="Tahoma" style:font-pitch="variable"/>
    <style:font-face style:name="Calibri" svg:font-family="Calibri"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style:font-name="Arial" fo:font-size="11pt" fo:language="en" fo:country="US" style:letter-kerning="true" style:font-name-asian="Times New Roman2" style:font-size-asian="11pt" style:language-asian="en" style:country-asian="US" style:font-name-complex="Times New Roman2"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writing-mode="lr-tb"/>
      <style:text-properties style:font-name="Times New Roman" fo:font-size="12pt"/>
    </style:style>
    <style:style style:name="List" style:family="paragraph" style:parent-style-name="Text_20_body" style:class="list">
      <style:text-properties style:font-name-complex="FreeSans"/>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class="index">
      <style:paragraph-properties text:number-lines="false" text:line-number="0"/>
      <style:text-properties style:font-name-complex="FreeSans"/>
    </style:style>
    <style:style style:name="Heading_20_1" style:display-name="Heading 1" style:family="paragraph" style:parent-style-name="Standard" style:next-style-name="Standard" style:default-outline-level="1" style:class="text">
      <style:paragraph-properties loext:contextual-spacing="false" fo:margin-left="0in" fo:margin-right="0in" fo:margin-top="0.1665in" fo:margin-bottom="0in" fo:text-indent="0in" style:auto-text-indent="false" fo:keep-with-next="always" style:writing-mode="lr-tb"/>
      <style:text-properties style:font-name="Times New Roman2" fo:font-size="12pt" style:font-size-asian="14pt"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left="0in" fo:margin-right="0in" fo:margin-top="0.0835in" fo:margin-bottom="0.0417in" fo:text-indent="0in" style:auto-text-indent="false" fo:keep-with-next="always" style:writing-mode="lr-tb"/>
      <style:text-properties style:font-name="Times New Roman2" fo:font-size="12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left="0in" fo:margin-right="0in" fo:margin-top="0.0835in" fo:margin-bottom="0.0417in" fo:text-indent="0in" style:auto-text-indent="false" fo:keep-with-next="always" style:writing-mode="lr-tb"/>
      <style:text-properties style:font-name="Times New Roman2" fo:font-size="12pt" style:font-size-asian="10pt" style:font-name-complex="Arial" style:font-size-complex="13pt" style:font-weight-complex="bold"/>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 fo:font-size="12pt"/>
    </style:style>
    <style:style style:name="Student" style:family="paragraph" style:parent-style-name="Standard">
      <style:paragraph-properties style:writing-mode="lr-tb"/>
      <style:text-properties style:font-name="Times New Roman"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 fo:font-size="12pt"/>
    </style:style>
    <style:style style:name="Balloon_20_Text" style:display-name="Balloon Text" style:family="paragraph" style:parent-style-name="Standard">
      <style:text-properties fo:font-size="8pt" style:font-size-asian="8pt" style:font-name-complex="Tahoma"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 fo:font-size="12pt"/>
    </style:style>
    <style:style style:name="Work_20_cited" style:display-name="Work cited" style:family="paragraph" style:parent-style-name="Standard">
      <style:paragraph-properties style:writing-mode="lr-tb"/>
      <style:text-properties style:font-name="Times New Roman" fo:font-size="12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writing-mode="lr-tb"/>
      <style:text-properties style:font-name="Times New Roman"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1"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writing-mode="lr-tb"/>
      <style:text-properties style:font-name="Times New Roman" fo:font-size="12pt" style:font-size-asian="18pt" style:font-size-complex="18pt"/>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size="11pt" style:font-size-asian="11pt" style:font-name-complex="Calibri" style:font-size-complex="12pt"/>
    </style:style>
    <style:style style:name="Works_20_cited_20__28_italic_29_" style:display-name="Works cited (italic)" style:family="text" style:parent-style-name="Default_20_Paragraph_20_Font">
      <style:text-properties style:font-name="Arial" fo:font-size="11pt" fo:font-style="italic" style:font-size-asian="11pt" style:font-style-asian="italic" style:font-name-complex="Arial" style:font-style-complex="italic"/>
    </style:style>
    <style:style style:name="Works_20_cited_20__28_underline_29_" style:display-name="Works cited (underline)" style:family="text" style:parent-style-name="Default_20_Paragraph_20_Font">
      <style:text-properties style:font-name="Arial" fo:font-size="11pt" style:text-underline-style="solid" style:text-underline-width="auto" style:text-underline-color="font-color" style:font-size-asian="11pt" style:font-name-complex="Arial"/>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2" style:font-name-complex="Times New Roman2"/>
    </style:style>
    <style:style style:name="ListLabel_20_2" style:display-name="ListLabel 2" style:family="text">
      <style:text-properties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2"/>
    </style:style>
    <style:style style:name="MT1" style:family="text">
      <style:text-properties fo:font-size="12pt" style:font-size-asian="12pt" style:font-name-complex="Times New Roman2" style:font-size-complex="12pt"/>
    </style:style>
    <style:style style:name="MT2"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NightScript </text:span><text:span text:style-name="MT2"><text:page-number text:select-page="current">2</text:page-number></text:span></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la</dc:title>
    <meta:creation-date>2020-11-26T17:36:54.08</meta:creation-date>
    <meta:editing-cycles>2</meta:editing-cycles>
    <meta:editing-duration>PT3M42S</meta:editing-duration>
    <meta:generator>OpenOffice/4.1.7$Win32 OpenOffice.org_project/417m1$Build-9800</meta:generator>
    <meta:document-statistic meta:table-count="0" meta:image-count="0" meta:object-count="0" meta:page-count="2" meta:paragraph-count="9" meta:word-count="657" meta:character-count="3521"/>
    <dc:date>2020-11-26T17:40:32.56</dc:date>
  </office:meta>
</office:document-meta>
</file>